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47D359"/>
    </style:style>
    <style:style style:name="ce5" style:family="table-cell" style:parent-style-name="Default" style:data-style-name="N36">
      <style:table-cell-properties fo:background-color="#47D359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automatic" fo:wrap-option="wrap" fo:background-color="#47D359"/>
    </style:style>
    <style:style style:name="ce8" style:family="table-cell" style:parent-style-name="Default" style:data-style-name="N36">
      <style:table-cell-properties style:vertical-align="automatic" fo:wrap-option="wrap" fo:background-color="#47D359"/>
    </style:style>
    <style:style style:name="ce9" style:family="table-cell" style:parent-style-name="Default" style:data-style-name="N36">
      <style:table-cell-properties fo:background-color="transparent"/>
    </style:style>
    <style:style style:name="co1" style:family="table-column">
      <style:table-column-properties fo:break-before="auto" style:column-width="10.7315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3.640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Estimation Budget</text:p>
          </table:table-cell>
          <table:table-cell office:value-type="string" table:style-name="ce3">
            <text:p>Prix</text:p>
          </table:table-cell>
          <table:table-cell office:value-type="string" table:style-name="ce3">
            <text:p>Quantité</text:p>
          </table:table-cell>
          <table:table-cell office:value-type="string" table:style-name="ce3">
            <text:p>Mont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Baie réseau HMF 19”</text:p>
          </table:table-cell>
          <table:table-cell office:value-type="currency" office:value="64" table:style-name="ce5">
            <text:p>64 €</text:p>
          </table:table-cell>
          <table:table-cell office:value-type="float" office:value="3" table:style-name="ce4">
            <text:p>3</text:p>
          </table:table-cell>
          <table:table-cell office:value-type="currency" office:value="192" table:formula="of:= [.$B2]*[.$C2]" table:style-name="ce5">
            <text:p>192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4">
            <text:p>Switches Cisco 2911 24 ports</text:p>
          </table:table-cell>
          <table:table-cell office:value-type="currency" office:value="2500" table:style-name="ce5">
            <text:p>2 500 €</text:p>
          </table:table-cell>
          <table:table-cell office:value-type="float" office:value="2" table:style-name="ce4">
            <text:p>2</text:p>
          </table:table-cell>
          <table:table-cell office:value-type="currency" office:value="5000" table:formula="of:= [.$B3]*[.$C3]" table:style-name="ce5">
            <text:p>5 000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4">
            <text:p>Tenda Point D'accès WiFi 6 AX3000(I29), portée 500m²</text:p>
          </table:table-cell>
          <table:table-cell office:value-type="currency" office:value="96" table:style-name="ce5">
            <text:p>96 €</text:p>
          </table:table-cell>
          <table:table-cell office:value-type="float" office:value="6" table:style-name="ce4">
            <text:p>6</text:p>
          </table:table-cell>
          <table:table-cell office:value-type="currency" office:value="576" table:formula="of:= [.$B4]*[.$C4]" table:style-name="ce5">
            <text:p>576 €</text:p>
          </table:table-cell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7">
            <text:p>DELL PC Optiplex 7010 USFF Intel I3-3220 RAM 8Go HDD</text:p>
            <text:p>500Go W10 WiFi (Reconditionné)</text:p>
          </table:table-cell>
          <table:table-cell office:value-type="currency" office:value="90" table:style-name="ce5">
            <text:p>90 €</text:p>
          </table:table-cell>
          <table:table-cell office:value-type="float" office:value="3" table:style-name="ce4">
            <text:p>3</text:p>
          </table:table-cell>
          <table:table-cell office:value-type="currency" office:value="270" table:formula="of:= [.$B5]*[.$C5]" table:style-name="ce5">
            <text:p>270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4">
            <text:p>Acer Chromebook 315 CB315-3H-C7HM, Ordinateur Portable</text:p>
          </table:table-cell>
          <table:table-cell office:value-type="currency" office:value="275" table:style-name="ce5">
            <text:p>275 €</text:p>
          </table:table-cell>
          <table:table-cell office:value-type="float" office:value="9" table:style-name="ce4">
            <text:p>9</text:p>
          </table:table-cell>
          <table:table-cell office:value-type="currency" office:value="2475" table:formula="of:= [.$B6]*[.$C6]" table:style-name="ce5">
            <text:p>2 475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7">
            <text:p>Cisco Commutateur non géré SF110D-08 avec 8 Ports 10/100</text:p>
          </table:table-cell>
          <table:table-cell office:value-type="currency" office:value="55" table:style-name="ce5">
            <text:p>55 €</text:p>
          </table:table-cell>
          <table:table-cell office:value-type="float" office:value="1" table:style-name="ce4">
            <text:p>1</text:p>
          </table:table-cell>
          <table:table-cell office:value-type="currency" office:value="55" table:formula="of:= [.$B7]*[.$C7]" table:style-name="ce5">
            <text:p>55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4">
            <text:p>Cisco Catalyst 3750V2-24PS Commutateur Ethernet PoE avec 24 ports</text:p>
          </table:table-cell>
          <table:table-cell office:value-type="currency" office:value="135" table:style-name="ce5">
            <text:p>135 €</text:p>
          </table:table-cell>
          <table:table-cell office:value-type="float" office:value="5" table:style-name="ce4">
            <text:p>5</text:p>
          </table:table-cell>
          <table:table-cell office:value-type="currency" office:value="675" table:formula="of:= [.$B8]*[.$C8]" table:style-name="ce5">
            <text:p>675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7">
            <text:p>Site web</text:p>
          </table:table-cell>
          <table:table-cell office:value-type="currency" office:value="70000" table:style-name="ce8">
            <text:p>70 000 €</text:p>
          </table:table-cell>
          <table:table-cell office:value-type="float" office:value="1" table:style-name="ce7">
            <text:p>1</text:p>
          </table:table-cell>
          <table:table-cell office:value-type="currency" office:value="70000" table:formula="of:= [.$B9]*[.$C9]" table:style-name="ce5">
            <text:p>70 000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4">
            <text:p>Application Web</text:p>
          </table:table-cell>
          <table:table-cell office:value-type="currency" office:value="40000" table:style-name="ce5">
            <text:p>40 000 €</text:p>
          </table:table-cell>
          <table:table-cell office:value-type="float" office:value="1" table:style-name="ce7">
            <text:p>1</text:p>
          </table:table-cell>
          <table:table-cell office:value-type="currency" office:value="40000" table:formula="of:= [.$B10]*[.$C10]" table:style-name="ce5">
            <text:p>40 000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7">
            <text:p>Hébergement du site</text:p>
          </table:table-cell>
          <table:table-cell office:value-type="currency" office:value="15" table:style-name="ce5">
            <text:p>15 €</text:p>
          </table:table-cell>
          <table:table-cell office:value-type="float" office:value="1" table:style-name="ce4">
            <text:p>1</text:p>
          </table:table-cell>
          <table:table-cell office:value-type="currency" office:value="15" table:formula="of:= [.$B11]*[.$C11]" table:style-name="ce5">
            <text:p>15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4">
            <text:p>Conception graphique (logo, design du site,couleurs…)</text:p>
          </table:table-cell>
          <table:table-cell office:value-type="currency" office:value="5000" table:style-name="ce5">
            <text:p>5 000 €</text:p>
          </table:table-cell>
          <table:table-cell office:value-type="float" office:value="1" table:style-name="ce4">
            <text:p>1</text:p>
          </table:table-cell>
          <table:table-cell office:value-type="currency" office:value="5000" table:formula="of:= [.$B12]*[.$C12]" table:style-name="ce5">
            <text:p>5 000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7">
            <text:p>Application Android</text:p>
          </table:table-cell>
          <table:table-cell office:value-type="currency" office:value="45000" table:style-name="ce8">
            <text:p>45 000 €</text:p>
          </table:table-cell>
          <table:table-cell office:value-type="float" office:value="1" table:style-name="ce7">
            <text:p>1</text:p>
          </table:table-cell>
          <table:table-cell office:value-type="currency" office:value="45000" table:formula="of:= [.$B13]*[.$C13]" table:style-name="ce5">
            <text:p>45 000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7">
            <text:p>Installation et configuration du matériel et des logiciels</text:p>
          </table:table-cell>
          <table:table-cell office:value-type="currency" office:value="5000" table:style-name="ce8">
            <text:p>5 000 €</text:p>
          </table:table-cell>
          <table:table-cell office:value-type="float" office:value="1" table:style-name="ce7">
            <text:p>1</text:p>
          </table:table-cell>
          <table:table-cell office:value-type="currency" office:value="5000" table:formula="of:= [.$B14]*[.$C14]" table:style-name="ce5">
            <text:p>5 000 €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7">
            <text:p>Maintenance et support technique</text:p>
          </table:table-cell>
          <table:table-cell office:value-type="currency" office:value="750" table:style-name="ce8">
            <text:p>750 €</text:p>
          </table:table-cell>
          <table:table-cell office:value-type="float" office:value="1" table:style-name="ce7">
            <text:p>1</text:p>
          </table:table-cell>
          <table:table-cell office:value-type="currency" office:value="750" table:formula="of:= [.$B15]*[.$C15]" table:style-name="ce5">
            <text:p>750 €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2"/>
          <table:table-cell table:style-name="ce9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">
            <text:p>Montant Total Estimé :</text:p>
          </table:table-cell>
          <table:table-cell office:value-type="currency" office:value="210009.60000000001" table:formula="of:=SUM([.D2:.D15])+(SUM([.D2:.D15])*0.2)" table:style-name="ce9">
            <text:p>210 010 €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  <style:map style:condition="value()&gt;=0" style:apply-style-name="N36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Ryane GUEHRIA</meta:initial-creator>
    <dc:creator>Ryane GUEHRIA</dc:creator>
    <meta:creation-date>2024-02-16T14:39:03Z</meta:creation-date>
    <dc:date>2024-02-28T15:23:30Z</dc:date>
  </office:meta>
</office:document-meta>
</file>